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6pt"/>
    </style:style>
    <style:style style:name="co2" style:family="table-column">
      <style:table-column-properties fo:break-before="auto" style:column-width="82.2pt"/>
    </style:style>
    <style:style style:name="co3" style:family="table-column">
      <style:table-column-properties fo:break-before="auto" style:column-width="77.3pt"/>
    </style:style>
    <style:style style:name="co4" style:family="table-column">
      <style:table-column-properties fo:break-before="auto" style:column-width="52.75pt"/>
    </style:style>
    <style:style style:name="co5" style:family="table-column">
      <style:table-column-properties fo:break-before="auto" style:column-width="63.3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8.31pt"/>
    </style:style>
    <style:style style:name="co8" style:family="table-column">
      <style:table-column-properties fo:break-before="auto" style:column-width="55.11pt"/>
    </style:style>
    <style:style style:name="ro1" style:family="table-row">
      <style:table-row-properties style:row-height="36.1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94pt" fo:break-before="auto" style:use-optimal-row-height="true"/>
    </style:style>
    <style:style style:name="ro4" style:family="table-row">
      <style:table-row-properties style:row-height="24.35pt" fo:break-before="auto" style:use-optimal-row-height="true"/>
    </style:style>
    <style:style style:name="ro5" style:family="table-row">
      <style:table-row-properties style:row-height="47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4"/>
    <style:style style:name="ce6" style:family="table-cell" style:parent-style-name="Default" style:data-style-name="N11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my6sense_april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Responses percent rts</text:p>
          </table:table-cell>
          <table:table-cell table:style-name="ce3" office:value-type="string" calcext:value-type="string">
            <text:p>Responses percent native dsp</text:p>
          </table:table-cell>
          <table:table-cell table:style-name="ce1" office:value-type="string" calcext:value-type="string">
            <text:p>Cost rts reported</text:p>
          </table:table-cell>
          <table:table-cell table:style-name="ce1" office:value-type="string" calcext:value-type="string">
            <text:p>Cost native DSP reported</text:p>
          </table:table-cell>
          <table:table-cell table:style-name="ce1" office:value-type="string" calcext:value-type="string">
            <text:p>Total cost calculated</text:p>
          </table:table-cell>
          <table:table-cell table:style-name="ce7" table:number-columns-repeated="1016"/>
        </table:table-row>
        <table:table-row table:style-name="ro2">
          <table:table-cell table:style-name="ce2" office:value-type="string" calcext:value-type="string">
            <text:p>2016-04-01</text:p>
          </table:table-cell>
          <table:table-cell office:value-type="float" office:value="20.5675914267934" calcext:value-type="float">
            <text:p>20.57</text:p>
          </table:table-cell>
          <table:table-cell office:value-type="float" office:value="79.4324085732066" calcext:value-type="float">
            <text:p>79.43</text:p>
          </table:table-cell>
          <table:table-cell office:value-type="float" office:value="0" calcext:value-type="float">
            <text:p>0</text:p>
          </table:table-cell>
          <table:table-cell office:value-type="float" office:value="256.02835" calcext:value-type="float">
            <text:p>256.02835</text:p>
          </table:table-cell>
          <table:table-cell table:formula="of:=[.E2]*100/[.C2]" office:value-type="float" office:value="322.322279531583" calcext:value-type="float">
            <text:p>322.322279531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02</text:p>
          </table:table-cell>
          <table:table-cell office:value-type="float" office:value="22.6398625378133" calcext:value-type="float">
            <text:p>22.64</text:p>
          </table:table-cell>
          <table:table-cell office:value-type="float" office:value="77.3601374621867" calcext:value-type="float">
            <text:p>77.36</text:p>
          </table:table-cell>
          <table:table-cell office:value-type="float" office:value="0" calcext:value-type="float">
            <text:p>0</text:p>
          </table:table-cell>
          <table:table-cell office:value-type="float" office:value="96.35966" calcext:value-type="float">
            <text:p>96.35966</text:p>
          </table:table-cell>
          <table:table-cell table:formula="of:=[.E3]*100/[.C3]" office:value-type="float" office:value="124.559835544631" calcext:value-type="float">
            <text:p>124.559835544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03</text:p>
          </table:table-cell>
          <table:table-cell office:value-type="float" office:value="22.3967346938776" calcext:value-type="float">
            <text:p>22.40</text:p>
          </table:table-cell>
          <table:table-cell office:value-type="float" office:value="77.6032653061225" calcext:value-type="float">
            <text:p>77.60</text:p>
          </table:table-cell>
          <table:table-cell office:value-type="float" office:value="0" calcext:value-type="float">
            <text:p>0</text:p>
          </table:table-cell>
          <table:table-cell office:value-type="float" office:value="96.79544" calcext:value-type="float">
            <text:p>96.79544</text:p>
          </table:table-cell>
          <table:table-cell table:formula="of:=[.E4]*100/[.C4]" office:value-type="float" office:value="124.731143229824" calcext:value-type="float">
            <text:p>124.731143229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04</text:p>
          </table:table-cell>
          <table:table-cell office:value-type="float" office:value="22.5897475735254" calcext:value-type="float">
            <text:p>22.59</text:p>
          </table:table-cell>
          <table:table-cell office:value-type="float" office:value="77.4102524264746" calcext:value-type="float">
            <text:p>77.41</text:p>
          </table:table-cell>
          <table:table-cell office:value-type="float" office:value="0" calcext:value-type="float">
            <text:p>0</text:p>
          </table:table-cell>
          <table:table-cell office:value-type="float" office:value="95.06094" calcext:value-type="float">
            <text:p>95.06094</text:p>
          </table:table-cell>
          <table:table-cell table:formula="of:=[.E5]*100/[.C5]" office:value-type="float" office:value="122.801485617542" calcext:value-type="float">
            <text:p>122.801485617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05</text:p>
          </table:table-cell>
          <table:table-cell office:value-type="float" office:value="34.4441757150677" calcext:value-type="float">
            <text:p>34.44</text:p>
          </table:table-cell>
          <table:table-cell office:value-type="float" office:value="65.5558242849323" calcext:value-type="float">
            <text:p>65.56</text:p>
          </table:table-cell>
          <table:table-cell office:value-type="float" office:value="0" calcext:value-type="float">
            <text:p>0</text:p>
          </table:table-cell>
          <table:table-cell office:value-type="float" office:value="154.72669" calcext:value-type="float">
            <text:p>154.72669</text:p>
          </table:table-cell>
          <table:table-cell table:formula="of:=[.E6]*100/[.C6]" office:value-type="float" office:value="236.022796887573" calcext:value-type="float">
            <text:p>236.022796887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06</text:p>
          </table:table-cell>
          <table:table-cell office:value-type="float" office:value="55.1462673657777" calcext:value-type="float">
            <text:p>55.15</text:p>
          </table:table-cell>
          <table:table-cell office:value-type="float" office:value="44.8537326342223" calcext:value-type="float">
            <text:p>44.85</text:p>
          </table:table-cell>
          <table:table-cell office:value-type="float" office:value="0" calcext:value-type="float">
            <text:p>0</text:p>
          </table:table-cell>
          <table:table-cell office:value-type="float" office:value="216.53306" calcext:value-type="float">
            <text:p>216.53306</text:p>
          </table:table-cell>
          <table:table-cell table:formula="of:=[.E7]*100/[.C7]" office:value-type="float" office:value="482.753713644761" calcext:value-type="float">
            <text:p>482.753713644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07</text:p>
          </table:table-cell>
          <table:table-cell office:value-type="float" office:value="74.9795308735775" calcext:value-type="float">
            <text:p>74.98</text:p>
          </table:table-cell>
          <table:table-cell office:value-type="float" office:value="25.0204691264225" calcext:value-type="float">
            <text:p>25.02</text:p>
          </table:table-cell>
          <table:table-cell office:value-type="float" office:value="0" calcext:value-type="float">
            <text:p>0</text:p>
          </table:table-cell>
          <table:table-cell office:value-type="float" office:value="168.0002" calcext:value-type="float">
            <text:p>168.0002</text:p>
          </table:table-cell>
          <table:table-cell table:formula="of:=[.E8]*100/[.C8]" office:value-type="float" office:value="671.451039351559" calcext:value-type="float">
            <text:p>671.451039351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08</text:p>
          </table:table-cell>
          <table:table-cell office:value-type="float" office:value="80.1117426170057" calcext:value-type="float">
            <text:p>80.11</text:p>
          </table:table-cell>
          <table:table-cell office:value-type="float" office:value="19.8882573829943" calcext:value-type="float">
            <text:p>19.89</text:p>
          </table:table-cell>
          <table:table-cell office:value-type="float" office:value="0" calcext:value-type="float">
            <text:p>0</text:p>
          </table:table-cell>
          <table:table-cell office:value-type="float" office:value="137.28634" calcext:value-type="float">
            <text:p>137.28634</text:p>
          </table:table-cell>
          <table:table-cell table:formula="of:=[.E9]*100/[.C9]" office:value-type="float" office:value="690.288431792864" calcext:value-type="float">
            <text:p>690.288431792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09</text:p>
          </table:table-cell>
          <table:table-cell office:value-type="float" office:value="80.4952902000396" calcext:value-type="float">
            <text:p>80.50</text:p>
          </table:table-cell>
          <table:table-cell office:value-type="float" office:value="19.5047097999604" calcext:value-type="float">
            <text:p>19.50</text:p>
          </table:table-cell>
          <table:table-cell office:value-type="float" office:value="0" calcext:value-type="float">
            <text:p>0</text:p>
          </table:table-cell>
          <table:table-cell office:value-type="float" office:value="153.53786" calcext:value-type="float">
            <text:p>153.53786</text:p>
          </table:table-cell>
          <table:table-cell table:formula="of:=[.E10]*100/[.C10]" office:value-type="float" office:value="787.183514005996" calcext:value-type="float">
            <text:p>787.18351400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10</text:p>
          </table:table-cell>
          <table:table-cell office:value-type="float" office:value="80.34974947528" calcext:value-type="float">
            <text:p>80.35</text:p>
          </table:table-cell>
          <table:table-cell office:value-type="float" office:value="19.65025052472" calcext:value-type="float">
            <text:p>19.65</text:p>
          </table:table-cell>
          <table:table-cell office:value-type="float" office:value="0" calcext:value-type="float">
            <text:p>0</text:p>
          </table:table-cell>
          <table:table-cell office:value-type="float" office:value="129.27817" calcext:value-type="float">
            <text:p>129.27817</text:p>
          </table:table-cell>
          <table:table-cell table:formula="of:=[.E11]*100/[.C11]" office:value-type="float" office:value="657.895785284611" calcext:value-type="float">
            <text:p>657.895785284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11</text:p>
          </table:table-cell>
          <table:table-cell office:value-type="float" office:value="79.7890292197278" calcext:value-type="float">
            <text:p>79.79</text:p>
          </table:table-cell>
          <table:table-cell office:value-type="float" office:value="20.2109707802722" calcext:value-type="float">
            <text:p>20.21</text:p>
          </table:table-cell>
          <table:table-cell office:value-type="float" office:value="0" calcext:value-type="float">
            <text:p>0</text:p>
          </table:table-cell>
          <table:table-cell office:value-type="float" office:value="110.26854" calcext:value-type="float">
            <text:p>110.26854</text:p>
          </table:table-cell>
          <table:table-cell table:formula="of:=[.E12]*100/[.C12]" office:value-type="float" office:value="545.587548459732" calcext:value-type="float">
            <text:p>545.587548459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12</text:p>
          </table:table-cell>
          <table:table-cell office:value-type="float" office:value="79.6911501964654" calcext:value-type="float">
            <text:p>79.69</text:p>
          </table:table-cell>
          <table:table-cell office:value-type="float" office:value="20.3088498035346" calcext:value-type="float">
            <text:p>20.31</text:p>
          </table:table-cell>
          <table:table-cell office:value-type="float" office:value="0" calcext:value-type="float">
            <text:p>0</text:p>
          </table:table-cell>
          <table:table-cell office:value-type="float" office:value="42.95936" calcext:value-type="float">
            <text:p>42.95936</text:p>
          </table:table-cell>
          <table:table-cell table:formula="of:=[.E13]*100/[.C13]" office:value-type="float" office:value="211.5302462502" calcext:value-type="float">
            <text:p>211.530246250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13</text:p>
          </table:table-cell>
          <table:table-cell office:value-type="float" office:value="76.1071060762101" calcext:value-type="float">
            <text:p>76.11</text:p>
          </table:table-cell>
          <table:table-cell office:value-type="float" office:value="23.8928939237899" calcext:value-type="float">
            <text:p>23.89</text:p>
          </table:table-cell>
          <table:table-cell office:value-type="float" office:value="0" calcext:value-type="float">
            <text:p>0</text:p>
          </table:table-cell>
          <table:table-cell office:value-type="float" office:value="0.0518" calcext:value-type="float">
            <text:p>0.0518</text:p>
          </table:table-cell>
          <table:table-cell table:formula="of:=[.E14]*100/[.C14]" office:value-type="float" office:value="0.216800862068966" calcext:value-type="float">
            <text:p>0.216800862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14</text:p>
          </table:table-cell>
          <table:table-cell office:value-type="float" office:value="79.4346760001755" calcext:value-type="float">
            <text:p>79.43</text:p>
          </table:table-cell>
          <table:table-cell office:value-type="float" office:value="20.5653239998245" calcext:value-type="float">
            <text:p>20.57</text:p>
          </table:table-cell>
          <table:table-cell office:value-type="float" office:value="0" calcext:value-type="float">
            <text:p>0</text:p>
          </table:table-cell>
          <table:table-cell office:value-type="float" office:value="51.92386" calcext:value-type="float">
            <text:p>51.92386</text:p>
          </table:table-cell>
          <table:table-cell table:formula="of:=[.E15]*100/[.C15]" office:value-type="float" office:value="252.482576984652" calcext:value-type="float">
            <text:p>252.482576984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15</text:p>
          </table:table-cell>
          <table:table-cell office:value-type="float" office:value="76.7584645854947" calcext:value-type="float">
            <text:p>76.76</text:p>
          </table:table-cell>
          <table:table-cell office:value-type="float" office:value="23.2415354145053" calcext:value-type="float">
            <text:p>23.24</text:p>
          </table:table-cell>
          <table:table-cell office:value-type="float" office:value="0" calcext:value-type="float">
            <text:p>0</text:p>
          </table:table-cell>
          <table:table-cell office:value-type="float" office:value="10.41204" calcext:value-type="float">
            <text:p>10.41204</text:p>
          </table:table-cell>
          <table:table-cell table:formula="of:=[.E16]*100/[.C16]" office:value-type="float" office:value="44.7992777340421" calcext:value-type="float">
            <text:p>44.79927773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16</text:p>
          </table:table-cell>
          <table:table-cell office:value-type="float" office:value="76.4579792986251" calcext:value-type="float">
            <text:p>76.46</text:p>
          </table:table-cell>
          <table:table-cell office:value-type="float" office:value="23.5420207013749" calcext:value-type="float">
            <text:p>23.54</text:p>
          </table:table-cell>
          <table:table-cell office:value-type="float" office:value="0" calcext:value-type="float">
            <text:p>0</text:p>
          </table:table-cell>
          <table:table-cell office:value-type="float" office:value="4.05476" calcext:value-type="float">
            <text:p>4.05476</text:p>
          </table:table-cell>
          <table:table-cell table:formula="of:=[.E17]*100/[.C17]" office:value-type="float" office:value="17.2235002739726" calcext:value-type="float">
            <text:p>17.22350027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17</text:p>
          </table:table-cell>
          <table:table-cell office:value-type="float" office:value="77.9087598236534" calcext:value-type="float">
            <text:p>77.91</text:p>
          </table:table-cell>
          <table:table-cell office:value-type="float" office:value="22.0912401763466" calcext:value-type="float">
            <text:p>22.09</text:p>
          </table:table-cell>
          <table:table-cell office:value-type="float" office:value="0" calcext:value-type="float">
            <text:p>0</text:p>
          </table:table-cell>
          <table:table-cell office:value-type="float" office:value="1.71523" calcext:value-type="float">
            <text:p>1.71523</text:p>
          </table:table-cell>
          <table:table-cell table:formula="of:=[.E18]*100/[.C18]" office:value-type="float" office:value="7.76429927114967" calcext:value-type="float">
            <text:p>7.764299271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18</text:p>
          </table:table-cell>
          <table:table-cell office:value-type="float" office:value="75.9723546234509" calcext:value-type="float">
            <text:p>75.97</text:p>
          </table:table-cell>
          <table:table-cell office:value-type="float" office:value="24.0276453765491" calcext:value-type="float">
            <text:p>24.03</text:p>
          </table:table-cell>
          <table:table-cell office:value-type="float" office:value="0" calcext:value-type="float">
            <text:p>0</text:p>
          </table:table-cell>
          <table:table-cell office:value-type="float" office:value="1.86924" calcext:value-type="float">
            <text:p>1.86924</text:p>
          </table:table-cell>
          <table:table-cell table:formula="of:=[.E19]*100/[.C19]" office:value-type="float" office:value="7.77953882166237" calcext:value-type="float">
            <text:p>7.779538821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19</text:p>
          </table:table-cell>
          <table:table-cell office:value-type="float" office:value="76.530160486995" calcext:value-type="float">
            <text:p>76.53</text:p>
          </table:table-cell>
          <table:table-cell office:value-type="float" office:value="23.469839513005" calcext:value-type="float">
            <text:p>23.47</text:p>
          </table:table-cell>
          <table:table-cell office:value-type="float" office:value="0" calcext:value-type="float">
            <text:p>0</text:p>
          </table:table-cell>
          <table:table-cell office:value-type="float" office:value="1.82306" calcext:value-type="float">
            <text:p>1.82306</text:p>
          </table:table-cell>
          <table:table-cell table:formula="of:=[.E20]*100/[.C20]" office:value-type="float" office:value="7.76767135109644" calcext:value-type="float">
            <text:p>7.767671351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20</text:p>
          </table:table-cell>
          <table:table-cell office:value-type="float" office:value="72.2960860472065" calcext:value-type="float">
            <text:p>72.30</text:p>
          </table:table-cell>
          <table:table-cell office:value-type="float" office:value="27.7039139527935" calcext:value-type="float">
            <text:p>27.70</text:p>
          </table:table-cell>
          <table:table-cell office:value-type="float" office:value="0" calcext:value-type="float">
            <text:p>0</text:p>
          </table:table-cell>
          <table:table-cell office:value-type="float" office:value="1.1661" calcext:value-type="float">
            <text:p>1.1661</text:p>
          </table:table-cell>
          <table:table-cell table:formula="of:=[.E21]*100/[.C21]" office:value-type="float" office:value="4.20915254785657" calcext:value-type="float">
            <text:p>4.209152547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21</text:p>
          </table:table-cell>
          <table:table-cell office:value-type="float" office:value="73.7481355209887" calcext:value-type="float">
            <text:p>73.75</text:p>
          </table:table-cell>
          <table:table-cell office:value-type="float" office:value="26.2518644790113" calcext:value-type="float">
            <text:p>26.25</text:p>
          </table:table-cell>
          <table:table-cell office:value-type="float" office:value="0" calcext:value-type="float">
            <text:p>0</text:p>
          </table:table-cell>
          <table:table-cell office:value-type="float" office:value="1.28223" calcext:value-type="float">
            <text:p>1.28223</text:p>
          </table:table-cell>
          <table:table-cell table:formula="of:=[.E22]*100/[.C22]" office:value-type="float" office:value="4.88433879058442" calcext:value-type="float">
            <text:p>4.884338790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22</text:p>
          </table:table-cell>
          <table:table-cell office:value-type="float" office:value="66.6905347952562" calcext:value-type="float">
            <text:p>66.69</text:p>
          </table:table-cell>
          <table:table-cell office:value-type="float" office:value="33.3094652047438" calcext:value-type="float">
            <text:p>33.31</text:p>
          </table:table-cell>
          <table:table-cell office:value-type="float" office:value="0" calcext:value-type="float">
            <text:p>0</text:p>
          </table:table-cell>
          <table:table-cell office:value-type="float" office:value="4.11442" calcext:value-type="float">
            <text:p>4.11442</text:p>
          </table:table-cell>
          <table:table-cell table:formula="of:=[.E23]*100/[.C23]" office:value-type="float" office:value="12.3521046486632" calcext:value-type="float">
            <text:p>12.352104648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23</text:p>
          </table:table-cell>
          <table:table-cell office:value-type="float" office:value="77.0503615310714" calcext:value-type="float">
            <text:p>77.05</text:p>
          </table:table-cell>
          <table:table-cell office:value-type="float" office:value="22.9496384689286" calcext:value-type="float">
            <text:p>22.95</text:p>
          </table:table-cell>
          <table:table-cell office:value-type="float" office:value="0" calcext:value-type="float">
            <text:p>0</text:p>
          </table:table-cell>
          <table:table-cell office:value-type="float" office:value="4.3777" calcext:value-type="float">
            <text:p>4.3777</text:p>
          </table:table-cell>
          <table:table-cell table:formula="of:=[.E24]*100/[.C24]" office:value-type="float" office:value="19.0752460258882" calcext:value-type="float">
            <text:p>19.075246025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24</text:p>
          </table:table-cell>
          <table:table-cell office:value-type="float" office:value="77.6366592156066" calcext:value-type="float">
            <text:p>77.64</text:p>
          </table:table-cell>
          <table:table-cell office:value-type="float" office:value="22.3633407843934" calcext:value-type="float">
            <text:p>22.36</text:p>
          </table:table-cell>
          <table:table-cell office:value-type="float" office:value="0" calcext:value-type="float">
            <text:p>0</text:p>
          </table:table-cell>
          <table:table-cell office:value-type="float" office:value="2.19312" calcext:value-type="float">
            <text:p>2.19312</text:p>
          </table:table-cell>
          <table:table-cell table:formula="of:=[.E25]*100/[.C25]" office:value-type="float" office:value="9.8067637619264" calcext:value-type="float">
            <text:p>9.806763761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25</text:p>
          </table:table-cell>
          <table:table-cell office:value-type="float" office:value="74.759947441124" calcext:value-type="float">
            <text:p>74.76</text:p>
          </table:table-cell>
          <table:table-cell office:value-type="float" office:value="25.240052558876" calcext:value-type="float">
            <text:p>25.24</text:p>
          </table:table-cell>
          <table:table-cell office:value-type="float" office:value="0" calcext:value-type="float">
            <text:p>0</text:p>
          </table:table-cell>
          <table:table-cell office:value-type="float" office:value="7.73872" calcext:value-type="float">
            <text:p>7.73872</text:p>
          </table:table-cell>
          <table:table-cell table:formula="of:=[.E26]*100/[.C26]" office:value-type="float" office:value="30.6604749809784" calcext:value-type="float">
            <text:p>30.66047498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26</text:p>
          </table:table-cell>
          <table:table-cell office:value-type="float" office:value="66.1481940260691" calcext:value-type="float">
            <text:p>66.15</text:p>
          </table:table-cell>
          <table:table-cell office:value-type="float" office:value="33.8518059739309" calcext:value-type="float">
            <text:p>33.85</text:p>
          </table:table-cell>
          <table:table-cell office:value-type="float" office:value="0" calcext:value-type="float">
            <text:p>0</text:p>
          </table:table-cell>
          <table:table-cell office:value-type="float" office:value="30.42764" calcext:value-type="float">
            <text:p>30.42764</text:p>
          </table:table-cell>
          <table:table-cell table:formula="of:=[.E27]*100/[.C27]" office:value-type="float" office:value="89.8848351648717" calcext:value-type="float">
            <text:p>89.884835164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27</text:p>
          </table:table-cell>
          <table:table-cell office:value-type="float" office:value="50.5655371808925" calcext:value-type="float">
            <text:p>50.57</text:p>
          </table:table-cell>
          <table:table-cell office:value-type="float" office:value="49.4344628191075" calcext:value-type="float">
            <text:p>49.43</text:p>
          </table:table-cell>
          <table:table-cell office:value-type="float" office:value="0" calcext:value-type="float">
            <text:p>0</text:p>
          </table:table-cell>
          <table:table-cell office:value-type="float" office:value="20.35772" calcext:value-type="float">
            <text:p>20.35772</text:p>
          </table:table-cell>
          <table:table-cell table:formula="of:=[.E28]*100/[.C28]" office:value-type="float" office:value="41.1812303382232" calcext:value-type="float">
            <text:p>41.181230338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28</text:p>
          </table:table-cell>
          <table:table-cell office:value-type="float" office:value="46.7408401755787" calcext:value-type="float">
            <text:p>46.74</text:p>
          </table:table-cell>
          <table:table-cell office:value-type="float" office:value="53.2591598244213" calcext:value-type="float">
            <text:p>53.26</text:p>
          </table:table-cell>
          <table:table-cell office:value-type="float" office:value="0" calcext:value-type="float">
            <text:p>0</text:p>
          </table:table-cell>
          <table:table-cell office:value-type="float" office:value="32.34622" calcext:value-type="float">
            <text:p>32.34622</text:p>
          </table:table-cell>
          <table:table-cell table:formula="of:=[.E29]*100/[.C29]" office:value-type="float" office:value="60.7336279930726" calcext:value-type="float">
            <text:p>60.733627993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29</text:p>
          </table:table-cell>
          <table:table-cell office:value-type="float" office:value="57.7496098530353" calcext:value-type="float">
            <text:p>57.75</text:p>
          </table:table-cell>
          <table:table-cell office:value-type="float" office:value="42.2503901469647" calcext:value-type="float">
            <text:p>42.25</text:p>
          </table:table-cell>
          <table:table-cell office:value-type="float" office:value="0" calcext:value-type="float">
            <text:p>0</text:p>
          </table:table-cell>
          <table:table-cell office:value-type="float" office:value="16.35948" calcext:value-type="float">
            <text:p>16.35948</text:p>
          </table:table-cell>
          <table:table-cell table:formula="of:=[.E30]*100/[.C30]" office:value-type="float" office:value="38.7203051690051" calcext:value-type="float">
            <text:p>38.72030516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16-04-30</text:p>
          </table:table-cell>
          <table:table-cell office:value-type="float" office:value="63.6069996095552" calcext:value-type="float">
            <text:p>63.61</text:p>
          </table:table-cell>
          <table:table-cell office:value-type="float" office:value="36.3930003904448" calcext:value-type="float">
            <text:p>36.39</text:p>
          </table:table-cell>
          <table:table-cell office:value-type="float" office:value="0" calcext:value-type="float">
            <text:p>0</text:p>
          </table:table-cell>
          <table:table-cell office:value-type="float" office:value="9.94429" calcext:value-type="float">
            <text:p>9.94429</text:p>
          </table:table-cell>
          <table:table-cell table:formula="of:=[.E31]*100/[.C31]" office:value-type="float" office:value="27.3247324851263" calcext:value-type="float">
            <text:p>27.3247324851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 office:value-type="string" calcext:value-type="string">
            <text:p>Total revenue calculated</text:p>
          </table:table-cell>
          <table:table-cell table:style-name="ce5" table:formula="of:=SUM([.F2:.F31])" office:value-type="float" office:value="5653.99429680572" calcext:value-type="float">
            <text:p>5,653.99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1" office:value-type="string" calcext:value-type="string">
            <text:p>My6Sense values</text:p>
          </table:table-cell>
          <table:table-cell table:style-name="ce5" office:value-type="float" office:value="5618" calcext:value-type="float">
            <text:p>5,618.0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" office:value-type="string" calcext:value-type="string">
            <text:p>Discrepancy</text:p>
          </table:table-cell>
          <table:table-cell table:style-name="ce6" table:formula="of:=1-[.F33]/[.F32]" office:value-type="percentage" office:value="0.00636617140311813" calcext:value-type="percentage">
            <text:p>0.64%</text:p>
          </table:table-cell>
          <table:table-cell table:number-columns-repeated="1016"/>
        </table:table-row>
        <table:table-row table:style-name="ro2" table:number-rows-repeated="104854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venue.com_april" table:style-name="ta1">
        <table:table-column table:style-name="co1" table:default-cell-style-name="Default"/>
        <table:table-column table:style-name="co3" table:number-columns-repeated="2" table:default-cell-style-name="ce4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row table:style-name="ro5">
          <table:table-cell office:value-type="string" calcext:value-type="string">
            <text:p>date</text:p>
          </table:table-cell>
          <table:table-cell table:style-name="ce3" office:value-type="string" calcext:value-type="string">
            <text:p>Responses percent rts</text:p>
          </table:table-cell>
          <table:table-cell table:style-name="ce3" office:value-type="string" calcext:value-type="string">
            <text:p>Responses percent native dsp</text:p>
          </table:table-cell>
          <table:table-cell table:style-name="ce1" office:value-type="string" calcext:value-type="string">
            <text:p>Cost rts reported</text:p>
          </table:table-cell>
          <table:table-cell table:style-name="ce1" office:value-type="string" calcext:value-type="string">
            <text:p>Cost native DSP reported</text:p>
          </table:table-cell>
          <table:table-cell table:style-name="ce1" office:value-type="string" calcext:value-type="string">
            <text:p>Total cost calculated</text:p>
          </table:table-cell>
          <table:table-cell table:style-name="ce1" office:value-type="string" calcext:value-type="string">
            <text:p>Values provided by Revenue.com</text:p>
          </table:table-cell>
          <table:table-cell table:style-name="ce1" office:value-type="string" calcext:value-type="string">
            <text:p>Discrepancy</text:p>
          </table:table-cell>
        </table:table-row>
        <table:table-row table:style-name="ro2">
          <table:table-cell table:style-name="ce2" office:value-type="string" calcext:value-type="string">
            <text:p>2016-04-01</text:p>
          </table:table-cell>
          <table:table-cell office:value-type="float" office:value="8.58713452759882" calcext:value-type="float">
            <text:p>8.59</text:p>
          </table:table-cell>
          <table:table-cell office:value-type="float" office:value="91.4128654724012" calcext:value-type="float">
            <text:p>91.41</text:p>
          </table:table-cell>
          <table:table-cell office:value-type="float" office:value="0" calcext:value-type="float">
            <text:p>0</text:p>
          </table:table-cell>
          <table:table-cell office:value-type="float" office:value="182.41779" calcext:value-type="float">
            <text:p>182.41779</text:p>
          </table:table-cell>
          <table:table-cell table:formula="of:=[.E2]*100/[.C2]" office:value-type="float" office:value="199.553737930986" calcext:value-type="float">
            <text:p>199.553737931</text:p>
          </table:table-cell>
          <table:table-cell table:style-name="ce10" office:value-type="float" office:value="191.522" calcext:value-type="float">
            <text:p>191.522</text:p>
          </table:table-cell>
          <table:table-cell table:formula="of:=[.G2]/[.F2]" office:value-type="float" office:value="0.959751503458364" calcext:value-type="float">
            <text:p>0.9597515035</text:p>
          </table:table-cell>
        </table:table-row>
        <table:table-row table:style-name="ro2">
          <table:table-cell table:style-name="ce2" office:value-type="string" calcext:value-type="string">
            <text:p>2016-04-02</text:p>
          </table:table-cell>
          <table:table-cell office:value-type="float" office:value="10.2906475816892" calcext:value-type="float">
            <text:p>10.29</text:p>
          </table:table-cell>
          <table:table-cell office:value-type="float" office:value="89.7093524183108" calcext:value-type="float">
            <text:p>89.71</text:p>
          </table:table-cell>
          <table:table-cell office:value-type="float" office:value="0" calcext:value-type="float">
            <text:p>0</text:p>
          </table:table-cell>
          <table:table-cell office:value-type="float" office:value="229.92062" calcext:value-type="float">
            <text:p>229.92062</text:p>
          </table:table-cell>
          <table:table-cell table:formula="of:=[.E3]*100/[.C3]" office:value-type="float" office:value="256.295039259552" calcext:value-type="float">
            <text:p>256.2950392596</text:p>
          </table:table-cell>
          <table:table-cell table:style-name="ce10" office:value-type="float" office:value="242.913" calcext:value-type="float">
            <text:p>242.913</text:p>
          </table:table-cell>
          <table:table-cell table:formula="of:=[.G3]/[.F3]" office:value-type="float" office:value="0.947786584952195" calcext:value-type="float">
            <text:p>0.947786585</text:p>
          </table:table-cell>
        </table:table-row>
        <table:table-row table:style-name="ro2">
          <table:table-cell table:style-name="ce2" office:value-type="string" calcext:value-type="string">
            <text:p>2016-04-03</text:p>
          </table:table-cell>
          <table:table-cell office:value-type="float" office:value="10.5106379235325" calcext:value-type="float">
            <text:p>10.51</text:p>
          </table:table-cell>
          <table:table-cell office:value-type="float" office:value="89.4893620764675" calcext:value-type="float">
            <text:p>89.49</text:p>
          </table:table-cell>
          <table:table-cell office:value-type="float" office:value="0" calcext:value-type="float">
            <text:p>0</text:p>
          </table:table-cell>
          <table:table-cell office:value-type="float" office:value="198.49188" calcext:value-type="float">
            <text:p>198.49188</text:p>
          </table:table-cell>
          <table:table-cell table:formula="of:=[.E4]*100/[.C4]" office:value-type="float" office:value="221.805000498709" calcext:value-type="float">
            <text:p>221.8050004987</text:p>
          </table:table-cell>
          <table:table-cell table:style-name="ce10" office:value-type="float" office:value="207.6541" calcext:value-type="float">
            <text:p>207.6541</text:p>
          </table:table-cell>
          <table:table-cell table:formula="of:=[.G4]/[.F4]" office:value-type="float" office:value="0.936201165587377" calcext:value-type="float">
            <text:p>0.9362011656</text:p>
          </table:table-cell>
        </table:table-row>
        <table:table-row table:style-name="ro2">
          <table:table-cell table:style-name="ce2" office:value-type="string" calcext:value-type="string">
            <text:p>2016-04-04</text:p>
          </table:table-cell>
          <table:table-cell office:value-type="float" office:value="17.4936120789779" calcext:value-type="float">
            <text:p>17.49</text:p>
          </table:table-cell>
          <table:table-cell office:value-type="float" office:value="82.5063879210221" calcext:value-type="float">
            <text:p>82.51</text:p>
          </table:table-cell>
          <table:table-cell office:value-type="float" office:value="0" calcext:value-type="float">
            <text:p>0</text:p>
          </table:table-cell>
          <table:table-cell office:value-type="float" office:value="99.44719" calcext:value-type="float">
            <text:p>99.44719</text:p>
          </table:table-cell>
          <table:table-cell table:formula="of:=[.E5]*100/[.C5]" office:value-type="float" office:value="120.532715715533" calcext:value-type="float">
            <text:p>120.5327157155</text:p>
          </table:table-cell>
          <table:table-cell table:style-name="ce10" office:value-type="float" office:value="104.8543" calcext:value-type="float">
            <text:p>104.8543</text:p>
          </table:table-cell>
          <table:table-cell table:formula="of:=[.G5]/[.F5]" office:value-type="float" office:value="0.869923981862858" calcext:value-type="float">
            <text:p>0.8699239819</text:p>
          </table:table-cell>
        </table:table-row>
        <table:table-row table:style-name="ro2">
          <table:table-cell table:style-name="ce2" office:value-type="string" calcext:value-type="string">
            <text:p>2016-04-05</text:p>
          </table:table-cell>
          <table:table-cell office:value-type="float" office:value="18.5014680257917" calcext:value-type="float">
            <text:p>18.50</text:p>
          </table:table-cell>
          <table:table-cell office:value-type="float" office:value="81.4985319742083" calcext:value-type="float">
            <text:p>81.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]*100/[.C6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2016-04-06</text:p>
          </table:table-cell>
          <table:table-cell office:value-type="float" office:value="18.8782020668972" calcext:value-type="float">
            <text:p>18.88</text:p>
          </table:table-cell>
          <table:table-cell office:value-type="float" office:value="81.1217979331028" calcext:value-type="float">
            <text:p>81.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]*100/[.C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2016-04-07</text:p>
          </table:table-cell>
          <table:table-cell office:value-type="float" office:value="29.644783215556" calcext:value-type="float">
            <text:p>29.64</text:p>
          </table:table-cell>
          <table:table-cell office:value-type="float" office:value="70.355216784444" calcext:value-type="float">
            <text:p>70.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]*100/[.C8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2016-04-08</text:p>
          </table:table-cell>
          <table:table-cell office:value-type="float" office:value="32.6404733033142" calcext:value-type="float">
            <text:p>32.64</text:p>
          </table:table-cell>
          <table:table-cell office:value-type="float" office:value="67.3595266966858" calcext:value-type="float">
            <text:p>67.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]*100/[.C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2016-04-09</text:p>
          </table:table-cell>
          <table:table-cell office:value-type="float" office:value="32.4042366807358" calcext:value-type="float">
            <text:p>32.40</text:p>
          </table:table-cell>
          <table:table-cell office:value-type="float" office:value="67.5957633192642" calcext:value-type="float">
            <text:p>67.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]*100/[.C1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2016-04-10</text:p>
          </table:table-cell>
          <table:table-cell office:value-type="float" office:value="37.099361904777" calcext:value-type="float">
            <text:p>37.10</text:p>
          </table:table-cell>
          <table:table-cell office:value-type="float" office:value="62.900638095223" calcext:value-type="float">
            <text:p>62.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]*100/[.C1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2016-04-11</text:p>
          </table:table-cell>
          <table:table-cell office:value-type="float" office:value="36.1122577234" calcext:value-type="float">
            <text:p>36.11</text:p>
          </table:table-cell>
          <table:table-cell office:value-type="float" office:value="63.8877422766" calcext:value-type="float">
            <text:p>63.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]*100/[.C1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2016-04-12</text:p>
          </table:table-cell>
          <table:table-cell office:value-type="float" office:value="39.7561813415862" calcext:value-type="float">
            <text:p>39.76</text:p>
          </table:table-cell>
          <table:table-cell office:value-type="float" office:value="60.2438186584138" calcext:value-type="float">
            <text:p>60.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]*100/[.C13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2016-04-13</text:p>
          </table:table-cell>
          <table:table-cell office:value-type="float" office:value="39.9742183353133" calcext:value-type="float">
            <text:p>39.97</text:p>
          </table:table-cell>
          <table:table-cell office:value-type="float" office:value="60.0257816646867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]*100/[.C14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2016-04-14</text:p>
          </table:table-cell>
          <table:table-cell office:value-type="float" office:value="26.8516547834415" calcext:value-type="float">
            <text:p>26.85</text:p>
          </table:table-cell>
          <table:table-cell office:value-type="float" office:value="73.1483452165585" calcext:value-type="float">
            <text:p>73.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]*100/[.C15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2016-04-15</text:p>
          </table:table-cell>
          <table:table-cell office:value-type="float" office:value="24.7084263887412" calcext:value-type="float">
            <text:p>24.71</text:p>
          </table:table-cell>
          <table:table-cell office:value-type="float" office:value="75.2915736112588" calcext:value-type="float">
            <text:p>75.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6]*100/[.C16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2016-04-16</text:p>
          </table:table-cell>
          <table:table-cell office:value-type="float" office:value="21.9809980465281" calcext:value-type="float">
            <text:p>21.98</text:p>
          </table:table-cell>
          <table:table-cell office:value-type="float" office:value="78.0190019534719" calcext:value-type="float">
            <text:p>78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]*100/[.C17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2016-04-17</text:p>
          </table:table-cell>
          <table:table-cell office:value-type="float" office:value="21.9712340502277" calcext:value-type="float">
            <text:p>21.97</text:p>
          </table:table-cell>
          <table:table-cell office:value-type="float" office:value="78.0287659497723" calcext:value-type="float">
            <text:p>78.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]*100/[.C18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2016-04-18</text:p>
          </table:table-cell>
          <table:table-cell office:value-type="float" office:value="19.2134760306504" calcext:value-type="float">
            <text:p>19.21</text:p>
          </table:table-cell>
          <table:table-cell office:value-type="float" office:value="80.7865239693496" calcext:value-type="float">
            <text:p>80.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]*100/[.C1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2016-04-19</text:p>
          </table:table-cell>
          <table:table-cell office:value-type="float" office:value="28.6454865404737" calcext:value-type="float">
            <text:p>28.65</text:p>
          </table:table-cell>
          <table:table-cell office:value-type="float" office:value="71.3545134595263" calcext:value-type="float">
            <text:p>71.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0]*100/[.C2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2016-04-20</text:p>
          </table:table-cell>
          <table:table-cell office:value-type="float" office:value="18.7109821507078" calcext:value-type="float">
            <text:p>18.71</text:p>
          </table:table-cell>
          <table:table-cell office:value-type="float" office:value="81.2890178492922" calcext:value-type="float">
            <text:p>81.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1]*100/[.C21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2016-04-21</text:p>
          </table:table-cell>
          <table:table-cell office:value-type="float" office:value="24.2048395782306" calcext:value-type="float">
            <text:p>24.20</text:p>
          </table:table-cell>
          <table:table-cell office:value-type="float" office:value="75.7951604217694" calcext:value-type="float">
            <text:p>75.80</text:p>
          </table:table-cell>
          <table:table-cell office:value-type="float" office:value="0" calcext:value-type="float">
            <text:p>0</text:p>
          </table:table-cell>
          <table:table-cell office:value-type="float" office:value="7.39351" calcext:value-type="float">
            <text:p>7.39351</text:p>
          </table:table-cell>
          <table:table-cell table:formula="of:=[.E22]*100/[.C22]" office:value-type="float" office:value="9.75459377466597" calcext:value-type="float">
            <text:p>9.7545937747</text:p>
          </table:table-cell>
          <table:table-cell table:style-name="ce10" office:value-type="float" office:value="8.811" calcext:value-type="float">
            <text:p>8.811</text:p>
          </table:table-cell>
          <table:table-cell table:formula="of:=[.G22]/[.F22]" office:value-type="float" office:value="0.903266727814273" calcext:value-type="float">
            <text:p>0.9032667278</text:p>
          </table:table-cell>
        </table:table-row>
        <table:table-row table:style-name="ro2">
          <table:table-cell table:style-name="ce2" office:value-type="string" calcext:value-type="string">
            <text:p>2016-04-22</text:p>
          </table:table-cell>
          <table:table-cell office:value-type="float" office:value="20.492326166085" calcext:value-type="float">
            <text:p>20.49</text:p>
          </table:table-cell>
          <table:table-cell office:value-type="float" office:value="79.507673833915" calcext:value-type="float">
            <text:p>79.51</text:p>
          </table:table-cell>
          <table:table-cell office:value-type="float" office:value="0" calcext:value-type="float">
            <text:p>0</text:p>
          </table:table-cell>
          <table:table-cell office:value-type="float" office:value="113.10385" calcext:value-type="float">
            <text:p>113.10385</text:p>
          </table:table-cell>
          <table:table-cell table:formula="of:=[.E23]*100/[.C23]" office:value-type="float" office:value="142.255262348971" calcext:value-type="float">
            <text:p>142.255262349</text:p>
          </table:table-cell>
          <table:table-cell table:style-name="ce10" office:value-type="float" office:value="140.138" calcext:value-type="float">
            <text:p>140.138</text:p>
          </table:table-cell>
          <table:table-cell table:formula="of:=[.G23]/[.F23]" office:value-type="float" office:value="0.985116456755201" calcext:value-type="float">
            <text:p>0.9851164568</text:p>
          </table:table-cell>
        </table:table-row>
        <table:table-row table:style-name="ro2">
          <table:table-cell table:style-name="ce2" office:value-type="string" calcext:value-type="string">
            <text:p>2016-04-23</text:p>
          </table:table-cell>
          <table:table-cell office:value-type="float" office:value="21.8637660534617" calcext:value-type="float">
            <text:p>21.86</text:p>
          </table:table-cell>
          <table:table-cell office:value-type="float" office:value="78.1362339465383" calcext:value-type="float">
            <text:p>78.14</text:p>
          </table:table-cell>
          <table:table-cell office:value-type="float" office:value="0" calcext:value-type="float">
            <text:p>0</text:p>
          </table:table-cell>
          <table:table-cell office:value-type="float" office:value="168.91205" calcext:value-type="float">
            <text:p>168.91205</text:p>
          </table:table-cell>
          <table:table-cell table:formula="of:=[.E24]*100/[.C24]" office:value-type="float" office:value="216.176339028026" calcext:value-type="float">
            <text:p>216.176339028</text:p>
          </table:table-cell>
          <table:table-cell table:style-name="ce10" office:value-type="float" office:value="197.1844" calcext:value-type="float">
            <text:p>197.1844</text:p>
          </table:table-cell>
          <table:table-cell table:formula="of:=[.G24]/[.F24]" office:value-type="float" office:value="0.912146078921414" calcext:value-type="float">
            <text:p>0.9121460789</text:p>
          </table:table-cell>
        </table:table-row>
        <table:table-row table:style-name="ro2">
          <table:table-cell table:style-name="ce2" office:value-type="string" calcext:value-type="string">
            <text:p>2016-04-24</text:p>
          </table:table-cell>
          <table:table-cell office:value-type="float" office:value="22.6936970637664" calcext:value-type="float">
            <text:p>22.69</text:p>
          </table:table-cell>
          <table:table-cell office:value-type="float" office:value="77.3063029362337" calcext:value-type="float">
            <text:p>77.31</text:p>
          </table:table-cell>
          <table:table-cell office:value-type="float" office:value="0" calcext:value-type="float">
            <text:p>0</text:p>
          </table:table-cell>
          <table:table-cell office:value-type="float" office:value="141.18886" calcext:value-type="float">
            <text:p>141.18886</text:p>
          </table:table-cell>
          <table:table-cell table:formula="of:=[.E25]*100/[.C25]" office:value-type="float" office:value="182.635638540961" calcext:value-type="float">
            <text:p>182.635638541</text:p>
          </table:table-cell>
          <table:table-cell table:style-name="ce10" office:value-type="float" office:value="177.3073" calcext:value-type="float">
            <text:p>177.3073</text:p>
          </table:table-cell>
          <table:table-cell table:formula="of:=[.G25]/[.F25]" office:value-type="float" office:value="0.970825307790265" calcext:value-type="float">
            <text:p>0.9708253078</text:p>
          </table:table-cell>
        </table:table-row>
        <table:table-row table:style-name="ro2">
          <table:table-cell table:style-name="ce2" office:value-type="string" calcext:value-type="string">
            <text:p>2016-04-25</text:p>
          </table:table-cell>
          <table:table-cell office:value-type="float" office:value="20.3170758260302" calcext:value-type="float">
            <text:p>20.32</text:p>
          </table:table-cell>
          <table:table-cell office:value-type="float" office:value="79.6829241739698" calcext:value-type="float">
            <text:p>79.68</text:p>
          </table:table-cell>
          <table:table-cell office:value-type="float" office:value="0" calcext:value-type="float">
            <text:p>0</text:p>
          </table:table-cell>
          <table:table-cell office:value-type="float" office:value="157.80802" calcext:value-type="float">
            <text:p>157.80802</text:p>
          </table:table-cell>
          <table:table-cell table:formula="of:=[.E26]*100/[.C26]" office:value-type="float" office:value="198.044965889381" calcext:value-type="float">
            <text:p>198.0449658894</text:p>
          </table:table-cell>
          <table:table-cell table:style-name="ce10" office:value-type="float" office:value="179.1223" calcext:value-type="float">
            <text:p>179.1223</text:p>
          </table:table-cell>
          <table:table-cell table:formula="of:=[.G26]/[.F26]" office:value-type="float" office:value="0.904452679196347" calcext:value-type="float">
            <text:p>0.9044526792</text:p>
          </table:table-cell>
        </table:table-row>
        <table:table-row table:style-name="ro2">
          <table:table-cell table:style-name="ce2" office:value-type="string" calcext:value-type="string">
            <text:p>2016-04-26</text:p>
          </table:table-cell>
          <table:table-cell office:value-type="float" office:value="27.334252914479" calcext:value-type="float">
            <text:p>27.33</text:p>
          </table:table-cell>
          <table:table-cell office:value-type="float" office:value="72.665747085521" calcext:value-type="float">
            <text:p>72.67</text:p>
          </table:table-cell>
          <table:table-cell office:value-type="float" office:value="0" calcext:value-type="float">
            <text:p>0</text:p>
          </table:table-cell>
          <table:table-cell office:value-type="float" office:value="107.43924" calcext:value-type="float">
            <text:p>107.43924</text:p>
          </table:table-cell>
          <table:table-cell table:formula="of:=[.E27]*100/[.C27]" office:value-type="float" office:value="147.854036198862" calcext:value-type="float">
            <text:p>147.8540361989</text:p>
          </table:table-cell>
          <table:table-cell table:style-name="ce10" office:value-type="float" office:value="142.9007" calcext:value-type="float">
            <text:p>142.9007</text:p>
          </table:table-cell>
          <table:table-cell table:formula="of:=[.G27]/[.F27]" office:value-type="float" office:value="0.966498471558801" calcext:value-type="float">
            <text:p>0.9664984716</text:p>
          </table:table-cell>
        </table:table-row>
        <table:table-row table:style-name="ro2">
          <table:table-cell table:style-name="ce2" office:value-type="string" calcext:value-type="string">
            <text:p>2016-04-27</text:p>
          </table:table-cell>
          <table:table-cell office:value-type="float" office:value="6.83678382282138" calcext:value-type="float">
            <text:p>6.84</text:p>
          </table:table-cell>
          <table:table-cell office:value-type="float" office:value="93.1632161771786" calcext:value-type="float">
            <text:p>93.16</text:p>
          </table:table-cell>
          <table:table-cell office:value-type="float" office:value="0" calcext:value-type="float">
            <text:p>0</text:p>
          </table:table-cell>
          <table:table-cell office:value-type="float" office:value="95.19247" calcext:value-type="float">
            <text:p>95.19247</text:p>
          </table:table-cell>
          <table:table-cell table:formula="of:=[.E28]*100/[.C28]" office:value-type="float" office:value="102.178170640827" calcext:value-type="float">
            <text:p>102.1781706408</text:p>
          </table:table-cell>
          <table:table-cell table:style-name="ce10" office:value-type="float" office:value="97.6397" calcext:value-type="float">
            <text:p>97.6397</text:p>
          </table:table-cell>
          <table:table-cell table:formula="of:=[.G28]/[.F28]" office:value-type="float" office:value="0.955582776513192" calcext:value-type="float">
            <text:p>0.9555827765</text:p>
          </table:table-cell>
        </table:table-row>
        <table:table-row table:style-name="ro2">
          <table:table-cell table:style-name="ce2" office:value-type="string" calcext:value-type="string">
            <text:p>2016-04-28</text:p>
          </table:table-cell>
          <table:table-cell office:value-type="float" office:value="26.7302176035341" calcext:value-type="float">
            <text:p>26.73</text:p>
          </table:table-cell>
          <table:table-cell office:value-type="float" office:value="73.2697823964659" calcext:value-type="float">
            <text:p>73.27</text:p>
          </table:table-cell>
          <table:table-cell office:value-type="float" office:value="0" calcext:value-type="float">
            <text:p>0</text:p>
          </table:table-cell>
          <table:table-cell office:value-type="float" office:value="136.17007" calcext:value-type="float">
            <text:p>136.17007</text:p>
          </table:table-cell>
          <table:table-cell table:formula="of:=[.E29]*100/[.C29]" office:value-type="float" office:value="185.847515232375" calcext:value-type="float">
            <text:p>185.8475152324</text:p>
          </table:table-cell>
          <table:table-cell table:style-name="ce10" office:value-type="float" office:value="193.1203" calcext:value-type="float">
            <text:p>193.1203</text:p>
          </table:table-cell>
          <table:table-cell table:formula="of:=[.G29]/[.F29]" office:value-type="float" office:value="1.03913307508325" calcext:value-type="float">
            <text:p>1.0391330751</text:p>
          </table:table-cell>
        </table:table-row>
        <table:table-row table:style-name="ro2">
          <table:table-cell table:style-name="ce2" office:value-type="string" calcext:value-type="string">
            <text:p>2016-04-29</text:p>
          </table:table-cell>
          <table:table-cell office:value-type="float" office:value="33.735470687839" calcext:value-type="float">
            <text:p>33.74</text:p>
          </table:table-cell>
          <table:table-cell office:value-type="float" office:value="66.264529312161" calcext:value-type="float">
            <text:p>66.26</text:p>
          </table:table-cell>
          <table:table-cell office:value-type="float" office:value="0" calcext:value-type="float">
            <text:p>0</text:p>
          </table:table-cell>
          <table:table-cell office:value-type="float" office:value="163.29965" calcext:value-type="float">
            <text:p>163.29965</text:p>
          </table:table-cell>
          <table:table-cell table:formula="of:=[.E30]*100/[.C30]" office:value-type="float" office:value="246.435991766761" calcext:value-type="float">
            <text:p>246.4359917668</text:p>
          </table:table-cell>
          <table:table-cell table:style-name="ce10" office:value-type="float" office:value="339.2901" calcext:value-type="float">
            <text:p>339.2901</text:p>
          </table:table-cell>
          <table:table-cell table:formula="of:=[.G30]/[.F30]" office:value-type="float" office:value="1.37678793413066" calcext:value-type="float">
            <text:p>1.3767879341</text:p>
          </table:table-cell>
        </table:table-row>
        <table:table-row table:style-name="ro2">
          <table:table-cell table:style-name="ce2" office:value-type="string" calcext:value-type="string">
            <text:p>2016-04-30</text:p>
          </table:table-cell>
          <table:table-cell office:value-type="float" office:value="26.7775329892742" calcext:value-type="float">
            <text:p>26.78</text:p>
          </table:table-cell>
          <table:table-cell office:value-type="float" office:value="73.2224670107258" calcext:value-type="float">
            <text:p>73.22</text:p>
          </table:table-cell>
          <table:table-cell office:value-type="float" office:value="0" calcext:value-type="float">
            <text:p>0</text:p>
          </table:table-cell>
          <table:table-cell office:value-type="float" office:value="114.72752" calcext:value-type="float">
            <text:p>114.72752</text:p>
          </table:table-cell>
          <table:table-cell table:formula="of:=[.E31]*100/[.C31]" office:value-type="float" office:value="156.683494402332" calcext:value-type="float">
            <text:p>156.6834944023</text:p>
          </table:table-cell>
          <table:table-cell table:style-name="ce10" office:value-type="float" office:value="210.4577" calcext:value-type="float">
            <text:p>210.4577</text:p>
          </table:table-cell>
          <table:table-cell table:formula="of:=[.G31]/[.F31]" office:value-type="float" office:value="1.34320274642067" calcext:value-type="float">
            <text:p>1.3432027464</text:p>
          </table:table-cell>
        </table:table-row>
        <table:table-row table:style-name="ro2">
          <table:table-cell table:number-columns-repeated="3"/>
          <table:table-cell table:style-name="ce8"/>
          <table:table-cell table:style-name="ce1" office:value-type="string" calcext:value-type="string">
            <text:p>Total</text:p>
          </table:table-cell>
          <table:table-cell table:formula="of:=SUM([.F2:.F31])" office:value-type="float" office:value="2386.05250122794" calcext:value-type="float">
            <text:p>2386.052501228</text:p>
          </table:table-cell>
          <table:table-cell table:formula="of:=SUM([.G2:.G31])" office:value-type="float" office:value="2432.9149" calcext:value-type="float">
            <text:p>2432.9149</text:p>
          </table:table-cell>
          <table:table-cell/>
        </table:table-row>
        <table:table-row table:style-name="ro2">
          <table:table-cell table:number-columns-repeated="3"/>
          <table:table-cell table:style-name="ce9" office:value-type="string" calcext:value-type="string" table:number-columns-spanned="2" table:number-rows-spanned="1">
            <text:p>Total discrepancy</text:p>
          </table:table-cell>
          <table:covered-table-cell table:style-name="ce1"/>
          <table:table-cell table:formula="of:=1-[.F32]/[.G32]" office:value-type="float" office:value="0.0192618322868827" calcext:value-type="float">
            <text:p>0.0192618323</text:p>
          </table:table-cell>
          <table:table-cell table:number-columns-repeated="2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2T22:45:35.985496847</dc:date>
    <meta:editing-duration>PT1H18M15S</meta:editing-duration>
    <meta:editing-cycles>1</meta:editing-cycles>
    <meta:document-statistic meta:table-count="2" meta:cell-count="429" meta:object-count="0"/>
    <meta:generator>LibreOffice/5.1.3.2$Linux_X86_64 LibreOffice_project/10m0$Build-2</meta:generator>
  </office:meta>
</office:document-meta>
</file>